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f8f8f2" loext:opacity="100%" style:font-name="Droid Sans Mono" fo:font-size="10.5pt" fo:font-weight="normal" fo:background-color="#272822"/>
    </style:style>
    <style:style style:name="P2" style:family="paragraph" style:parent-style-name="Standard">
      <style:paragraph-properties style:line-height-at-least="0.503cm"/>
      <style:text-properties fo:color="#a6e22e" loext:opacity="100%" style:font-name="Droid Sans Mono" fo:font-size="10.5pt" fo:font-weight="bold" fo:background-color="#272822"/>
    </style:style>
    <style:style style:name="P3" style:family="paragraph" style:parent-style-name="Standard">
      <style:paragraph-properties style:line-height-at-least="0.50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a régression logistique est une technique statistique utilisée pour modéliser une réponse binaire à des variables explicatives. Elle est utilisée pour prédire la probabilité de l'occurrence d'un événement, par exemple la probabilité qu'un client achète un produit, en fonction de ses caractéristiques. Elle est également utilisée pour classer des données en deux groupes à l'aide d'un seuil.</text:p>
      <text:p text:style-name="Standard"/>
      <text:p text:style-name="Standard"/>
      <text:p text:style-name="P2">##### n_estimators: n_estimators est le nombre d'arbres que la forêt aléatoire peut contenir. Plus le nombre d'arbres est élevé, plus la précision de la forêt aléatoire sera élevée. Cependant, le nombre d'arbres doit être choisi avec soin car un nombre trop élevé d'arbres peut entraîner un sur-apprentissage, ce qui peut entraîner des performances inférieures lors de la prédiction.</text:p>
      <text:p text:style-name="P3"/>
      <text:p text:style-name="P2">##### max_features: max_features est le nombre de caractéristiques que chaque arbre sera autorisé à considérer lors du processus de séparation. Les valeurs possibles sont 'auto', 'sqrt' et un entier. 'Auto' signifie que la fonction va choisir le nombre optimal de caractéristiques à considérer à chaque séparation. 'Sqrt' signifie que la fonction choisira le nombre optimal de caractéristiques en prenant le nombre de caractéristiques comme la racine carrée du nombre total de caractéristiques.</text:p>
      <text:p text:style-name="P3"/>
      <text:p text:style-name="P2">##### max_depth: max_depth est le nombre maximal de niveaux que l'arbre peut avoir. Une profondeur plus élevée permet à l'arbre d'apprendre plus de caractéristiques, ce qui peut améliorer les performances de la forêt aléatoire. Cependant, une profondeur plus élevée peut entraîner un sur-apprentissage et des performances inférieures lors de la prédiction.</text:p>
      <text:p text:style-name="P3"/>
      <text:p text:style-name="P2">#### min_samples_split: min_samples_split est le nombre minimal de lignes requises pour diviser un nœud. Une valeur plus petite peut provoquer un sur-apprentissage.</text:p>
      <text:p text:style-name="P3"/>
      <text:p text:style-name="P2">##### min_samples_leaf: min_samples_leaf est le nombre minimal de lignes requises pour former une feuille. Une valeur plus petite peut provoquer un sur-apprentissage.</text:p>
      <text:p text:style-name="P3"/>
      <text:p text:style-name="P2">##### bootstrap: bootstrap est une méthode pour sélectionner les échantillons pour l'entraînement de chaque arbre. True signifie que la méthode de l'échantillonnage avec remplacement est utilisée. False signifie que la méthode de l'échantillonnage sans remplacement est utilisée. L'échantillonnage avec remplacement permet à chaque échantillon d'être sélectionné plus d'une fois pour l'entraînement de l'arbre. L'échantillonnage sans remplacement ne permet à chaque échantillon d'être sélectionné qu'une seule fois pour l'entraînement de l'arbre.</text:p>
      <text:p text:style-name="P2"/>
      <text:p text:style-name="P1">#####Un modèle Random Forest est un algorithme d'apprentissage automatique qui construit un ensemble de modèles de prédiction basés sur des arbres de décision. Il est utilisé pour le classement et la régression et est largement utilisé pour résoudre des problèmes de classification et de régression complexes. Il est principalement utilisé pour des applications telles que la prévision des prix des actions, la prévision des taux de conversion et le traitement des données des réseaux sociaux. Il peut également être <text:soft-page-break/>utilisé pour identifier les caractéristiques importantes dans un jeu de données et pour prédire de nouvelles sorties en fonction de ces caractéristiques.</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1:57:05.906319993</meta:creation-date>
    <dc:date>2023-01-31T13:13:36.868702022</dc:date>
    <meta:editing-duration>P1DT1H6M20S</meta:editing-duration>
    <meta:editing-cycles>1</meta:editing-cycles>
    <meta:document-statistic meta:table-count="0" meta:image-count="0" meta:object-count="0" meta:page-count="2" meta:paragraph-count="8" meta:word-count="454" meta:character-count="3176" meta:non-whitespace-character-count="2730"/>
    <meta:generator>LibreOffice/7.3.6.2$Linux_X86_64 LibreOffice_project/30$Build-2</meta:generator>
  </office:meta>
</office:document-meta>
</file>